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1.4">
            <text:p>11.4</text:p>
          </table:table-cell>
          <table:table-cell office:value-type="float" office:value="134.2">
            <text:p>134.2</text:p>
          </table:table-cell>
          <table:table-cell table:number-columns-repeated="4"/>
          <table:table-cell table:content-validation-name="val3" office:value-type="string">
            <text:p>nose hairs</text:p>
          </table:table-cell>
          <table:table-cell table:content-validation-name="val5" office:value-type="float" office:value="591.04">
            <text:p>591.04</text:p>
          </table:table-cell>
          <table:table-cell table:style-name="Default" office:value-type="float" office:value="388.95">
            <text:p>388.95</text:p>
          </table:table-cell>
          <table:table-cell table:formula="of:=+[.J2]/[.I2]" office:value-type="percentage" office:value="0.658077287493232">
            <text:p>66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2.5">
            <text:p>12.5</text:p>
          </table:table-cell>
          <table:table-cell office:value-type="float" office:value="129.5">
            <text:p>129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 office:value-type="string">
            <text:p>Head</text:p>
          </table:table-cell>
          <table:table-cell table:content-validation-name="val6"/>
          <table:table-cell table:style-name="Default"/>
          <table:table-cell table:formula="of:=+[.J3]/[.I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3.9">
            <text:p>13.9</text:p>
          </table:table-cell>
          <table:table-cell office:value-type="float" office:value="137.3">
            <text:p>137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111.76">
            <text:p>1111.76</text:p>
          </table:table-cell>
          <table:table-cell table:style-name="Default" office:value-type="float" office:value="496.79">
            <text:p>496.79</text:p>
          </table:table-cell>
          <table:table-cell table:formula="of:=+[.J4]/[.I4]" office:value-type="percentage" office:value="0.446850039576887">
            <text:p>45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6">
            <text:p>14.6</text:p>
          </table:table-cell>
          <table:table-cell office:value-type="float" office:value="135">
            <text:p>13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471.83">
            <text:p>471.8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4.1">
            <text:p>14.1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 office:value-type="string">
            <text:p>coiled</text:p>
          </table:table-cell>
          <table:table-cell table:content-validation-name="val6" office:value-type="float" office:value="663.68">
            <text:p>663.6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.9">
            <text:p>18.9</text:p>
          </table:table-cell>
          <table:table-cell office:value-type="float" office:value="133">
            <text:p>13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best</text:p>
          </table:table-cell>
          <table:table-cell table:content-validation-name="val6" office:value-type="float" office:value="980.22">
            <text:p>980.22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9.6">
            <text:p>19.6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mouth</text:p>
          </table:table-cell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20.9">
            <text:p>20.9</text:p>
          </table:table-cell>
          <table:table-cell office:value-type="float" office:value="142.2">
            <text:p>142.2</text:p>
          </table:table-cell>
          <table:table-cell table:content-validation-name="val1"/>
          <table:table-cell table:content-validation-name="val2" office:value-type="string">
            <text:p>Pratylenchidae</text:p>
          </table:table-cell>
          <table:table-cell table:number-columns-repeated="2"/>
          <table:table-cell table:content-validation-name="val3" office:value-type="string">
            <text:p>good</text:p>
          </table:table-cell>
          <table:table-cell table:content-validation-name="val6" office:value-type="float" office:value="458.3">
            <text:p>458.3</text:p>
          </table:table-cell>
          <table:table-cell table:style-name="Default" office:value-type="float" office:value="388.5">
            <text:p>388.5</text:p>
          </table:table-cell>
          <table:table-cell table:formula="of:=+[.J9]/[.I9]" office:value-type="percentage" office:value="0.847698014401047">
            <text:p>85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21.2">
            <text:p>21.2</text:p>
          </table:table-cell>
          <table:table-cell office:value-type="float" office:value="139.6">
            <text:p>139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1091.91">
            <text:p>1091.91</text:p>
          </table:table-cell>
          <table:table-cell table:style-name="Default" office:value-type="float" office:value="806.63">
            <text:p>806.63</text:p>
          </table:table-cell>
          <table:table-cell table:formula="of:=+[.J10]/[.I10]" office:value-type="percentage" office:value="0.738733045763845">
            <text:p>74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5">25/10/2022</text:date>, <text:time>22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5T22:30:26.67</dc:date>
    <dc:creator>Lawrence Perepolkin</dc:creator>
    <meta:editing-duration>PT18H36M29S</meta:editing-duration>
    <meta:editing-cycles>55</meta:editing-cycles>
    <meta:generator>OpenOffice/4.1.13$Win32 OpenOffice.org_project/4113m1$Build-9810</meta:generator>
    <meta:document-statistic meta:table-count="3" meta:cell-count="321" meta:object-count="0"/>
  </office:meta>
</office:document-meta>
</file>